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Values( TreeSe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tringFieldTest_dom_treeSet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StringFieldTest_dom_treeSet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tringFieldTest_dom_treeSe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StringFieldTest_dom_treeSet.test_map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StringFieldTest_dom_treeSet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StringFieldTest_dom_treeSet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StringFieldTest_dom_treeSet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tringFieldTest_dom_treeSet.test_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StringFieldTest_dom_treeSet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